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25.695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4.44cm"/>
    </style:style>
    <style:style style:name="Tableau1.B" style:family="table-column">
      <style:table-column-properties style:column-width="9.25cm"/>
    </style:style>
    <style:style style:name="Tableau1.C" style:family="table-column">
      <style:table-column-properties style:column-width="4.001cm"/>
    </style:style>
    <style:style style:name="Tableau1.D" style:family="table-column">
      <style:table-column-properties style:column-width="8.00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25.185cm" style:rel-width="98%" fo:margin-left="-0.215cm" fo:margin-top="0cm" fo:margin-bottom="0cm" table:align="left" style:writing-mode="lr-tb"/>
    </style:style>
    <style:style style:name="Tableau2.A" style:family="table-column">
      <style:table-column-properties style:column-width="4.604cm" style:rel-column-width="2610*"/>
    </style:style>
    <style:style style:name="Tableau2.B" style:family="table-column">
      <style:table-column-properties style:column-width="9.356cm" style:rel-column-width="5304*"/>
    </style:style>
    <style:style style:name="Tableau2.C" style:family="table-column">
      <style:table-column-properties style:column-width="11.225cm" style:rel-column-width="6364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215cm" fo:padding-right="0.191cm" fo:padding-top="0cm" fo:padding-bottom="0cm" fo:border-left="1.5pt solid #000001" fo:border-right="0.25pt solid #000001" fo:border-top="0.25pt solid #000001" fo:border-bottom="1.5pt solid #000001"/>
    </style:style>
    <style:style style:name="Tableau2.B1" style:family="table-cell">
      <style:table-cell-properties style:vertical-align="middle" fo:background-color="#dbe5f1" fo:padding-left="0.215cm" fo:padding-right="0.191cm" fo:padding-top="0cm" fo:padding-bottom="0cm" fo:border-left="0.25pt solid #000001" fo:border-right="1.5pt solid #000001" fo:border-top="0.25pt solid #000001" fo:border-bottom="1.5pt solid #000001">
        <style:background-image/>
      </style:table-cell-properties>
    </style:style>
    <style:style style:name="Tableau2.A2" style:family="table-cell">
      <style:table-cell-properties style:vertical-align="middle" fo:background-color="#f2f2f2" fo:padding-left="0.215cm" fo:padding-right="0.191cm" fo:padding-top="0cm" fo:padding-bottom="0cm" fo:border-left="1.5pt solid #000001" fo:border-right="0.25pt solid #000001" fo:border-top="1.5pt solid #000001" fo:border-bottom="0.25pt solid #000001">
        <style:background-image/>
      </style:table-cell-properties>
    </style:style>
    <style:style style:name="Tableau2.B2" style:family="table-cell">
      <style:table-cell-properties fo:padding-left="0.215cm" fo:padding-right="0.191cm" fo:padding-top="0cm" fo:padding-bottom="0cm" fo:border-left="0.25pt solid #000001" fo:border-right="1.5pt solid #000001" fo:border-top="1.5pt solid #000001" fo:border-bottom="0.25pt solid #000001"/>
    </style:style>
    <style:style style:name="Tableau2.B3" style:family="table-cell">
      <style:table-cell-properties fo:padding-left="0.215cm" fo:padding-right="0.191cm" fo:padding-top="0cm" fo:padding-bottom="0cm" fo:border-left="0.25pt solid #000001" fo:border-right="1.5pt solid #000001" fo:border-top="0.25pt solid #000001" fo:border-bottom="0.25pt solid #000001"/>
    </style:style>
    <style:style style:name="Tableau2.A4" style:family="table-cell">
      <style:table-cell-properties fo:padding-left="0.215cm" fo:padding-right="0.191cm" fo:padding-top="0cm" fo:padding-bottom="0cm" fo:border-left="1.5pt solid #000001" fo:border-right="0.25pt solid #000001" fo:border-top="0.25pt solid #000001" fo:border-bottom="0.5pt dotted #00000a"/>
    </style:style>
    <style:style style:name="Tableau2.B4" style:family="table-cell">
      <style:table-cell-properties fo:padding-left="0.215cm" fo:padding-right="0.191cm" fo:padding-top="0cm" fo:padding-bottom="0cm" fo:border-left="0.25pt solid #000001" fo:border-right="1.5pt solid #000001" fo:border-top="0.25pt solid #000001" fo:border-bottom="0.5pt dotted #00000a"/>
    </style:style>
    <style:style style:name="Tableau2.A5" style:family="table-cell">
      <style:table-cell-properties fo:padding-left="0.215cm" fo:padding-right="0.191cm" fo:padding-top="0cm" fo:padding-bottom="0cm" fo:border-left="1.5pt solid #000001" fo:border-right="0.25pt solid #000001" fo:border-top="0.5pt dotted #00000a" fo:border-bottom="1.5pt solid #000001"/>
    </style:style>
    <style:style style:name="Tableau2.B5" style:family="table-cell">
      <style:table-cell-properties fo:padding-left="0.215cm" fo:padding-right="0.191cm" fo:padding-top="0cm" fo:padding-bottom="0cm" fo:border-left="0.25pt solid #000001" fo:border-right="1.5pt solid #000001" fo:border-top="0.5pt dotted #00000a" fo:border-bottom="1.5pt solid #000001"/>
    </style:style>
    <style:style style:name="Tableau2.B6" style:family="table-cell">
      <style:table-cell-properties fo:padding-left="0.215cm" fo:padding-right="0.191cm" fo:padding-top="0cm" fo:padding-bottom="0cm" fo:border-left="0.25pt solid #000001" fo:border-right="1.5pt solid #000001" fo:border-top="1.5pt solid #000001" fo:border-bottom="0.25pt solid #000001"/>
    </style:style>
    <style:style style:name="Tableau2.B7" style:family="table-cell">
      <style:table-cell-properties fo:padding-left="0.215cm" fo:padding-right="0.191cm" fo:padding-top="0cm" fo:padding-bottom="0cm" fo:border="0.25pt solid #000001"/>
    </style:style>
    <style:style style:name="Tableau2.C7" style:family="table-cell">
      <style:table-cell-properties fo:padding-left="0.215cm" fo:padding-right="0.191cm" fo:padding-top="0cm" fo:padding-bottom="0cm" fo:border-left="0.25pt solid #000001" fo:border-right="1.5pt solid #000001" fo:border-top="0.25pt solid #000001" fo:border-bottom="0.25pt solid #000001"/>
    </style:style>
    <style:style style:name="Tableau2.A8" style:family="table-cell">
      <style:table-cell-properties fo:padding-left="0.215cm" fo:padding-right="0.191cm" fo:padding-top="0cm" fo:padding-bottom="0cm" fo:border-left="1.5pt solid #000001" fo:border-right="0.25pt solid #000001" fo:border-top="0.25pt solid #000001" fo:border-bottom="0.5pt dotted #00000a"/>
    </style:style>
    <style:style style:name="Tableau2.B8" style:family="table-cell">
      <style:table-cell-properties fo:padding-left="0.215cm" fo:padding-right="0.191cm" fo:padding-top="0cm" fo:padding-bottom="0cm" fo:border-left="0.25pt solid #000001" fo:border-right="0.25pt solid #000001" fo:border-top="0.25pt solid #000001" fo:border-bottom="0.5pt dotted #00000a"/>
    </style:style>
    <style:style style:name="Tableau2.C8" style:family="table-cell">
      <style:table-cell-properties fo:padding-left="0.215cm" fo:padding-right="0.191cm" fo:padding-top="0cm" fo:padding-bottom="0cm" fo:border-left="0.25pt solid #000001" fo:border-right="1.5pt solid #000001" fo:border-top="0.25pt solid #000001" fo:border-bottom="0.5pt dotted #00000a"/>
    </style:style>
    <style:style style:name="Tableau2.A9" style:family="table-cell">
      <style:table-cell-properties fo:padding-left="0.215cm" fo:padding-right="0.191cm" fo:padding-top="0cm" fo:padding-bottom="0cm" fo:border-left="1.5pt solid #000001" fo:border-right="0.25pt solid #000001" fo:border-top="0.5pt dotted #00000a" fo:border-bottom="1.5pt solid #000001"/>
    </style:style>
    <style:style style:name="Tableau2.B9" style:family="table-cell">
      <style:table-cell-properties fo:padding-left="0.215cm" fo:padding-right="0.191cm" fo:padding-top="0cm" fo:padding-bottom="0cm" fo:border-left="0.25pt solid #000001" fo:border-right="0.25pt solid #000001" fo:border-top="0.5pt dotted #00000a" fo:border-bottom="1.5pt solid #000001"/>
    </style:style>
    <style:style style:name="Tableau2.C9" style:family="table-cell">
      <style:table-cell-properties fo:padding-left="0.215cm" fo:padding-right="0.191cm" fo:padding-top="0cm" fo:padding-bottom="0cm" fo:border-left="0.25pt solid #000001" fo:border-right="1.5pt solid #000001" fo:border-top="0.5pt dotted #00000a" fo:border-bottom="1.5pt solid #000001"/>
    </style:style>
    <style:style style:name="Tableau2.A10" style:family="table-cell">
      <style:table-cell-properties fo:background-color="#f2f2f2" fo:padding-left="0.215cm" fo:padding-right="0.191cm" fo:padding-top="0cm" fo:padding-bottom="0cm" fo:border-left="1.5pt solid #000001" fo:border-right="0.25pt solid #000001" fo:border-top="1.5pt solid #000001" fo:border-bottom="0.25pt solid #000001">
        <style:background-image/>
      </style:table-cell-properties>
    </style:style>
    <style:style style:name="Tableau2.B10" style:family="table-cell">
      <style:table-cell-properties fo:padding-left="0.215cm" fo:padding-right="0.191cm" fo:padding-top="0cm" fo:padding-bottom="0cm" fo:border-left="0.25pt solid #000001" fo:border-right="1.5pt solid #000001" fo:border-top="1.5pt solid #000001" fo:border-bottom="0.25pt solid #000001"/>
    </style:style>
    <style:style style:name="Tableau2.A11" style:family="table-cell">
      <style:table-cell-properties fo:padding-left="0.215cm" fo:padding-right="0.191cm" fo:padding-top="0cm" fo:padding-bottom="0cm" fo:border-left="1.5pt solid #000001" fo:border-right="0.25pt solid #000001" fo:border-top="0.25pt solid #000001" fo:border-bottom="0.5pt dotted #00000a"/>
    </style:style>
    <style:style style:name="Tableau2.B11" style:family="table-cell">
      <style:table-cell-properties fo:padding-left="0.215cm" fo:padding-right="0.191cm" fo:padding-top="0cm" fo:padding-bottom="0cm" fo:border-left="0.25pt solid #000001" fo:border-right="1.5pt solid #000001" fo:border-top="0.25pt solid #000001" fo:border-bottom="0.5pt dotted #00000a"/>
    </style:style>
    <style:style style:name="Tableau2.A12" style:family="table-cell">
      <style:table-cell-properties fo:padding-left="0.215cm" fo:padding-right="0.191cm" fo:padding-top="0cm" fo:padding-bottom="0cm" fo:border-left="1.5pt solid #000001" fo:border-right="0.25pt solid #000001" fo:border-top="0.5pt dotted #00000a" fo:border-bottom="1.5pt solid #000001"/>
    </style:style>
    <style:style style:name="Tableau2.B12" style:family="table-cell">
      <style:table-cell-properties fo:padding-left="0.215cm" fo:padding-right="0.191cm" fo:padding-top="0cm" fo:padding-bottom="0cm" fo:border-left="0.25pt solid #000001" fo:border-right="1.5pt solid #000001" fo:border-top="0.5pt dotted #00000a" fo:border-bottom="1.5pt solid #000001"/>
    </style:style>
    <style:style style:name="Tableau2.A13" style:family="table-cell">
      <style:table-cell-properties fo:background-color="#f2f2f2" fo:padding-left="0.215cm" fo:padding-right="0.191cm" fo:padding-top="0cm" fo:padding-bottom="0cm" fo:border-left="1.5pt solid #000001" fo:border-right="0.25pt solid #000001" fo:border-top="1.5pt solid #000001" fo:border-bottom="0.25pt solid #000001">
        <style:background-image/>
      </style:table-cell-properties>
    </style:style>
    <style:style style:name="Tableau2.B13" style:family="table-cell">
      <style:table-cell-properties fo:padding-left="0.215cm" fo:padding-right="0.191cm" fo:padding-top="0cm" fo:padding-bottom="0cm" fo:border-left="0.25pt solid #000001" fo:border-right="1.5pt solid #000001" fo:border-top="1.5pt solid #000001" fo:border-bottom="0.25pt solid #000001"/>
    </style:style>
    <style:style style:name="Tableau2.A14" style:family="table-cell">
      <style:table-cell-properties fo:padding-left="0.215cm" fo:padding-right="0.191cm" fo:padding-top="0cm" fo:padding-bottom="0cm" fo:border-left="1.5pt solid #000001" fo:border-right="0.25pt solid #000001" fo:border-top="0.25pt solid #000001" fo:border-bottom="0.5pt dotted #00000a"/>
    </style:style>
    <style:style style:name="Tableau2.B14" style:family="table-cell">
      <style:table-cell-properties fo:padding-left="0.215cm" fo:padding-right="0.191cm" fo:padding-top="0cm" fo:padding-bottom="0cm" fo:border-left="0.25pt solid #000001" fo:border-right="1.5pt solid #000001" fo:border-top="0.25pt solid #000001" fo:border-bottom="0.5pt dotted #00000a"/>
    </style:style>
    <style:style style:name="Tableau2.A15" style:family="table-cell">
      <style:table-cell-properties fo:padding-left="0.215cm" fo:padding-right="0.191cm" fo:padding-top="0cm" fo:padding-bottom="0cm" fo:border-left="1.5pt solid #000001" fo:border-right="0.25pt solid #000001" fo:border-top="0.5pt dotted #00000a" fo:border-bottom="1.5pt solid #000001"/>
    </style:style>
    <style:style style:name="Tableau2.B15" style:family="table-cell">
      <style:table-cell-properties fo:padding-left="0.215cm" fo:padding-right="0.191cm" fo:padding-top="0cm" fo:padding-bottom="0cm" fo:border-left="0.25pt solid #000001" fo:border-right="1.5pt solid #000001" fo:border-top="0.5pt dotted #00000a" fo:border-bottom="1.5pt solid #000001"/>
    </style:style>
    <style:style style:name="Tableau2.A16" style:family="table-cell">
      <style:table-cell-properties fo:background-color="#f2f2f2" fo:padding-left="0.215cm" fo:padding-right="0.191cm" fo:padding-top="0cm" fo:padding-bottom="0cm" fo:border-left="1.5pt solid #000001" fo:border-right="0.25pt solid #000001" fo:border-top="1.5pt solid #000001" fo:border-bottom="0.25pt solid #000001">
        <style:background-image/>
      </style:table-cell-properties>
    </style:style>
    <style:style style:name="Tableau2.B16" style:family="table-cell">
      <style:table-cell-properties fo:padding-left="0.215cm" fo:padding-right="0.191cm" fo:padding-top="0cm" fo:padding-bottom="0cm" fo:border-left="0.25pt solid #000001" fo:border-right="1.5pt solid #000001" fo:border-top="1.5pt solid #000001" fo:border-bottom="0.25pt solid #000001"/>
    </style:style>
    <style:style style:name="Tableau2.A17" style:family="table-cell">
      <style:table-cell-properties fo:padding-left="0.215cm" fo:padding-right="0.191cm" fo:padding-top="0cm" fo:padding-bottom="0cm" fo:border-left="1.5pt solid #000001" fo:border-right="0.25pt solid #000001" fo:border-top="0.25pt solid #000001" fo:border-bottom="0.5pt dotted #00000a"/>
    </style:style>
    <style:style style:name="Tableau2.B17" style:family="table-cell">
      <style:table-cell-properties fo:padding-left="0.215cm" fo:padding-right="0.191cm" fo:padding-top="0cm" fo:padding-bottom="0cm" fo:border-left="0.25pt solid #000001" fo:border-right="1.5pt solid #000001" fo:border-top="0.25pt solid #000001" fo:border-bottom="0.5pt dotted #00000a"/>
    </style:style>
    <style:style style:name="Tableau2.A18" style:family="table-cell">
      <style:table-cell-properties fo:padding-left="0.215cm" fo:padding-right="0.191cm" fo:padding-top="0cm" fo:padding-bottom="0cm" fo:border-left="1.5pt solid #000001" fo:border-right="0.25pt solid #000001" fo:border-top="0.5pt dotted #00000a" fo:border-bottom="0.25pt solid #000001"/>
    </style:style>
    <style:style style:name="Tableau2.B18" style:family="table-cell">
      <style:table-cell-properties fo:padding-left="0.215cm" fo:padding-right="0.191cm" fo:padding-top="0cm" fo:padding-bottom="0cm" fo:border-left="0.25pt solid #000001" fo:border-right="1.5pt solid #000001" fo:border-top="0.5pt dotted #00000a" fo:border-bottom="0.25pt solid #000001"/>
    </style:style>
    <style:style style:name="Tableau3" style:family="table">
      <style:table-properties style:width="25.361cm" fo:margin-left="-0.199cm" fo:margin-top="0cm" fo:margin-bottom="0cm" table:align="left" fo:background-color="#c6d9f1" style:writing-mode="lr-tb">
        <style:background-image/>
      </style:table-properties>
    </style:style>
    <style:style style:name="Tableau3.A" style:family="table-column">
      <style:table-column-properties style:column-width="2.858cm"/>
    </style:style>
    <style:style style:name="Tableau3.B" style:family="table-column">
      <style:table-column-properties style:column-width="0.73cm"/>
    </style:style>
    <style:style style:name="Tableau3.C" style:family="table-column">
      <style:table-column-properties style:column-width="3.101cm"/>
    </style:style>
    <style:style style:name="Tableau3.D" style:family="table-column">
      <style:table-column-properties style:column-width="1.03cm"/>
    </style:style>
    <style:style style:name="Tableau3.E" style:family="table-column">
      <style:table-column-properties style:column-width="0.22cm"/>
    </style:style>
    <style:style style:name="Tableau3.F" style:family="table-column">
      <style:table-column-properties style:column-width="3.748cm"/>
    </style:style>
    <style:style style:name="Tableau3.G" style:family="table-column">
      <style:table-column-properties style:column-width="2.088cm"/>
    </style:style>
    <style:style style:name="Tableau3.H" style:family="table-column">
      <style:table-column-properties style:column-width="1.236cm"/>
    </style:style>
    <style:style style:name="Tableau3.I" style:family="table-column">
      <style:table-column-properties style:column-width="4.371cm"/>
    </style:style>
    <style:style style:name="Tableau3.J" style:family="table-column">
      <style:table-column-properties style:column-width="5.97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c6d9f1" fo:padding-left="0.199cm" fo:padding-right="0.191cm" fo:padding-top="0cm" fo:padding-bottom="0cm" fo:border="1.5pt solid #00000a">
        <style:background-image/>
      </style:table-cell-properties>
    </style:style>
    <style:style style:name="Tableau3.A2" style:family="table-cell">
      <style:table-cell-properties fo:background-color="#ffffff" fo:padding-left="0.199cm" fo:padding-right="0.191cm" fo:padding-top="0cm" fo:padding-bottom="0cm" fo:border-left="1.5pt solid #00000a" fo:border-right="1.5pt solid #00000a" fo:border-top="1.5pt solid #00000a" fo:border-bottom="0.25pt solid #00000a">
        <style:background-image/>
      </style:table-cell-properties>
    </style:style>
    <style:style style:name="Tableau3.A3" style:family="table-cell">
      <style:table-cell-properties fo:background-color="#ffffff" fo:padding-left="0.199cm" fo:padding-right="0.191cm" fo:padding-top="0cm" fo:padding-bottom="0cm" fo:border-left="1.5pt solid #00000a" fo:border-right="1.5pt solid #00000a" fo:border-top="0.25pt solid #00000a" fo:border-bottom="1.5pt solid #00000a">
        <style:background-image/>
      </style:table-cell-properties>
    </style:style>
    <style:style style:name="Tableau3.A4" style:family="table-cell">
      <style:table-cell-properties style:vertical-align="middle" fo:background-color="#ffffff" fo:padding-left="0.199cm" fo:padding-right="0.191cm" fo:padding-top="0cm" fo:padding-bottom="0cm" fo:border-left="1.5pt solid #00000a" fo:border-right="1.5pt solid #00000a" fo:border-top="1.5pt solid #00000a" fo:border-bottom="0.25pt solid #00000a">
        <style:background-image/>
      </style:table-cell-properties>
    </style:style>
    <style:style style:name="Tableau3.5" style:family="table-row">
      <style:table-row-properties style:min-row-height="0.852cm" fo:keep-together="auto"/>
    </style:style>
    <style:style style:name="Tableau3.A5" style:family="table-cell">
      <style:table-cell-properties style:vertical-align="middle" fo:background-color="#ffffff" fo:padding-left="0.199cm" fo:padding-right="0.191cm" fo:padding-top="0cm" fo:padding-bottom="0cm" fo:border-left="1.5pt solid #00000a" fo:border-right="0.25pt solid #00000a" fo:border-top="0.25pt solid #00000a" fo:border-bottom="0.5pt solid #000001">
        <style:background-image/>
      </style:table-cell-properties>
    </style:style>
    <style:style style:name="Tableau3.B5" style:family="table-cell">
      <style:table-cell-properties style:vertical-align="middle" fo:background-color="#ffffff" fo:padding-left="0.199cm" fo:padding-right="0.191cm" fo:padding-top="0cm" fo:padding-bottom="0cm" fo:border-left="0.25pt solid #00000a" fo:border-right="1.5pt solid #00000a" fo:border-top="0.25pt solid #00000a" fo:border-bottom="0.5pt solid #000001">
        <style:background-image/>
      </style:table-cell-properties>
    </style:style>
    <style:style style:name="Tableau3.H5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25pt solid #00000a" fo:border-bottom="0.5pt solid #000001">
        <style:background-image/>
      </style:table-cell-properties>
    </style:style>
    <style:style style:name="Tableau3.A6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25pt solid #00000a" fo:border-bottom="0.5pt dotted #00000a">
        <style:background-image/>
      </style:table-cell-properties>
    </style:style>
    <style:style style:name="Tableau3.B6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25pt solid #00000a" fo:border-bottom="0.5pt dotted #00000a">
        <style:background-image/>
      </style:table-cell-properties>
    </style:style>
    <style:style style:name="Tableau3.H6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25pt solid #00000a" fo:border-bottom="0.5pt dotted #00000a">
        <style:background-image/>
      </style:table-cell-properties>
    </style:style>
    <style:style style:name="Tableau3.A7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25pt solid #00000a" fo:border-bottom="0.5pt dotted #00000a">
        <style:background-image/>
      </style:table-cell-properties>
    </style:style>
    <style:style style:name="Tableau3.B7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25pt solid #00000a" fo:border-bottom="0.5pt dotted #00000a">
        <style:background-image/>
      </style:table-cell-properties>
    </style:style>
    <style:style style:name="Tableau3.H7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25pt solid #00000a" fo:border-bottom="0.5pt dotted #00000a">
        <style:background-image/>
      </style:table-cell-properties>
    </style:style>
    <style:style style:name="Tableau3.A8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5pt dotted #00000a" fo:border-bottom="0.25pt solid #00000a">
        <style:background-image/>
      </style:table-cell-properties>
    </style:style>
    <style:style style:name="Tableau3.B8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5pt dotted #00000a" fo:border-bottom="0.25pt solid #00000a">
        <style:background-image/>
      </style:table-cell-properties>
    </style:style>
    <style:style style:name="Tableau3.H8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5pt dotted #00000a" fo:border-bottom="0.25pt solid #00000a">
        <style:background-image/>
      </style:table-cell-properties>
    </style:style>
    <style:style style:name="Tableau3.A9" style:family="table-cell">
      <style:table-cell-properties fo:background-color="#ffffff" fo:padding-left="0.199cm" fo:padding-right="0.191cm" fo:padding-top="0cm" fo:padding-bottom="0cm" fo:border-left="1.5pt solid #00000a" fo:border-right="1.5pt solid #00000a" fo:border-top="0.25pt solid #00000a" fo:border-bottom="0.25pt solid #00000a">
        <style:background-image/>
      </style:table-cell-properties>
    </style:style>
    <style:style style:name="Tableau3.A10" style:family="table-cell">
      <style:table-cell-properties style:vertical-align="middle" fo:background-color="#ffffff" fo:padding-left="0.199cm" fo:padding-right="0.191cm" fo:padding-top="0cm" fo:padding-bottom="0cm" fo:border-left="1.5pt solid #00000a" fo:border-right="0.25pt solid #00000a" fo:border-top="0.25pt solid #00000a" fo:border-bottom="0.25pt solid #00000a">
        <style:background-image/>
      </style:table-cell-properties>
    </style:style>
    <style:style style:name="Tableau3.C10" style:family="table-cell">
      <style:table-cell-properties style:vertical-align="middle" fo:background-color="#ffffff" fo:padding-left="0.199cm" fo:padding-right="0.191cm" fo:padding-top="0cm" fo:padding-bottom="0cm" fo:border="0.25pt solid #00000a">
        <style:background-image/>
      </style:table-cell-properties>
    </style:style>
    <style:style style:name="Tableau3.J10" style:family="table-cell">
      <style:table-cell-properties style:vertical-align="middle" fo:background-color="#ffffff" fo:padding-left="0.199cm" fo:padding-right="0.191cm" fo:padding-top="0cm" fo:padding-bottom="0cm" fo:border-left="0.25pt solid #00000a" fo:border-right="1.5pt solid #00000a" fo:border-top="0.25pt solid #00000a" fo:border-bottom="0.25pt solid #00000a">
        <style:background-image/>
      </style:table-cell-properties>
    </style:style>
    <style:style style:name="Tableau3.A11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25pt solid #00000a" fo:border-bottom="0.5pt dotted #00000a">
        <style:background-image/>
      </style:table-cell-properties>
    </style:style>
    <style:style style:name="Tableau3.C11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0.5pt dotted #00000a">
        <style:background-image/>
      </style:table-cell-properties>
    </style:style>
    <style:style style:name="Tableau3.E11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0.5pt dotted #00000a">
        <style:background-image/>
      </style:table-cell-properties>
    </style:style>
    <style:style style:name="Tableau3.I11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0.5pt dotted #00000a">
        <style:background-image/>
      </style:table-cell-properties>
    </style:style>
    <style:style style:name="Tableau3.J11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25pt solid #00000a" fo:border-bottom="0.5pt dotted #00000a">
        <style:background-image/>
      </style:table-cell-properties>
    </style:style>
    <style:style style:name="Tableau3.A12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5pt dotted #00000a" fo:border-bottom="0.5pt dotted #00000a">
        <style:background-image/>
      </style:table-cell-properties>
    </style:style>
    <style:style style:name="Tableau3.C1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E1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I1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J12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5pt dotted #00000a" fo:border-bottom="0.5pt dotted #00000a">
        <style:background-image/>
      </style:table-cell-properties>
    </style:style>
    <style:style style:name="Tableau3.A13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none" fo:border-bottom="0.5pt dotted #00000a">
        <style:background-image/>
      </style:table-cell-properties>
    </style:style>
    <style:style style:name="Tableau3.C13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none" fo:border-bottom="0.5pt dotted #00000a">
        <style:background-image/>
      </style:table-cell-properties>
    </style:style>
    <style:style style:name="Tableau3.E13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none" fo:border-bottom="0.5pt dotted #00000a">
        <style:background-image/>
      </style:table-cell-properties>
    </style:style>
    <style:style style:name="Tableau3.I13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none" fo:border-bottom="0.5pt dotted #00000a">
        <style:background-image/>
      </style:table-cell-properties>
    </style:style>
    <style:style style:name="Tableau3.J13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none" fo:border-bottom="0.5pt dotted #00000a">
        <style:background-image/>
      </style:table-cell-properties>
    </style:style>
    <style:style style:name="Tableau3.A14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5pt dotted #00000a" fo:border-bottom="0.5pt dotted #00000a">
        <style:background-image/>
      </style:table-cell-properties>
    </style:style>
    <style:style style:name="Tableau3.C14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E14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I14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J14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5pt dotted #00000a" fo:border-bottom="0.5pt dotted #00000a">
        <style:background-image/>
      </style:table-cell-properties>
    </style:style>
    <style:style style:name="Tableau3.A15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5pt dotted #00000a" fo:border-bottom="0.5pt dotted #00000a">
        <style:background-image/>
      </style:table-cell-properties>
    </style:style>
    <style:style style:name="Tableau3.C15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E15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I15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0.5pt dotted #00000a">
        <style:background-image/>
      </style:table-cell-properties>
    </style:style>
    <style:style style:name="Tableau3.J15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5pt dotted #00000a" fo:border-bottom="0.5pt dotted #00000a">
        <style:background-image/>
      </style:table-cell-properties>
    </style:style>
    <style:style style:name="Tableau3.A16" style:family="table-cell">
      <style:table-cell-properties fo:background-color="#ffffff" fo:padding-left="0.199cm" fo:padding-right="0.191cm" fo:padding-top="0cm" fo:padding-bottom="0cm" fo:border-left="1.5pt solid #00000a" fo:border-right="0.25pt solid #00000a" fo:border-top="0.5pt dotted #00000a" fo:border-bottom="1.5pt solid #00000a">
        <style:background-image/>
      </style:table-cell-properties>
    </style:style>
    <style:style style:name="Tableau3.C16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1.5pt solid #00000a">
        <style:background-image/>
      </style:table-cell-properties>
    </style:style>
    <style:style style:name="Tableau3.E16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1.5pt solid #00000a">
        <style:background-image/>
      </style:table-cell-properties>
    </style:style>
    <style:style style:name="Tableau3.I16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dotted #00000a" fo:border-bottom="1.5pt solid #00000a">
        <style:background-image/>
      </style:table-cell-properties>
    </style:style>
    <style:style style:name="Tableau3.J16" style:family="table-cell">
      <style:table-cell-properties fo:background-color="#ffffff" fo:padding-left="0.199cm" fo:padding-right="0.191cm" fo:padding-top="0cm" fo:padding-bottom="0cm" fo:border-left="0.25pt solid #00000a" fo:border-right="1.5pt solid #00000a" fo:border-top="0.5pt dotted #00000a" fo:border-bottom="1.5pt solid #00000a">
        <style:background-image/>
      </style:table-cell-properties>
    </style:style>
    <style:style style:name="Tableau3.A17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D17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G17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A18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D18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G18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19" style:family="table-row">
      <style:table-row-properties style:min-row-height="0.61cm" fo:keep-together="auto"/>
    </style:style>
    <style:style style:name="Tableau3.A19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D19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Tableau3.F19" style:family="table-cell">
      <style:table-cell-properties fo:background-color="#c6d9f1" fo:padding-left="0.199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2" style:family="paragraph" style:parent-style-name="Footer">
      <style:paragraph-properties fo:margin-top="0.106cm" fo:margin-bottom="0cm" loext:contextual-spacing="false">
        <style:tab-stops>
          <style:tab-stop style:position="14.852cm" style:type="center"/>
          <style:tab-stop style:position="25.504cm" style:type="right"/>
        </style:tab-stops>
      </style:paragraph-properties>
    </style:style>
    <style:style style:name="P3" style:family="paragraph" style:parent-style-name="Standard">
      <style:paragraph-properties fo:margin-top="0.106cm" fo:margin-bottom="0cm" loext:contextual-spacing="false" fo:line-height="100%"/>
    </style:style>
    <style:style style:name="P4" style:family="paragraph" style:parent-style-name="Standard">
      <style:paragraph-properties fo:margin-top="0.106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Arial" fo:font-size="10pt" fo:background-color="#ffff00" style:font-size-asian="10pt" style:font-name-complex="Arial2" style:font-size-complex="10pt"/>
    </style:style>
    <style:style style:name="P6" style:family="paragraph" style:parent-style-name="Standard">
      <style:paragraph-properties fo:margin-top="0.106cm" fo:margin-bottom="0cm" loext:contextual-spacing="false" fo:line-height="100%"/>
      <style:text-properties style:font-name="Arial" fo:font-size="10pt" fo:font-style="italic" style:font-size-asian="10pt" style:font-style-asian="italic" style:font-name-complex="Arial2" style:font-size-complex="10pt"/>
    </style:style>
    <style:style style:name="P7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Arial" fo:font-size="10pt" fo:font-style="italic" style:font-size-asian="10pt" style:font-style-asian="italic" style:font-name-complex="Arial2" style:font-size-complex="10pt"/>
    </style:style>
    <style:style style:name="P8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margin-top="0.106cm" fo:margin-bottom="0cm" loext:contextual-spacing="false" fo:line-height="100%"/>
      <style:text-properties style:font-name="Arial" style:font-name-complex="Arial2"/>
    </style:style>
    <style:style style:name="P11" style:family="paragraph" style:parent-style-name="Standard">
      <style:paragraph-properties fo:margin-top="0.106cm" fo:margin-bottom="0cm" loext:contextual-spacing="false" fo:text-align="center" style:justify-single-word="false"/>
      <style:text-properties style:font-name="Arial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cm" loext:contextual-spacing="false" fo:line-height="100%"/>
      <style:text-properties style:font-name="Arial" fo:font-weight="bold" officeooo:rsid="001e5f71" officeooo:paragraph-rsid="001e5f71" style:font-weight-asian="bold" style:font-name-complex="Arial2"/>
    </style:style>
    <style:style style:name="P13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fo:font-variant="small-caps" fo:color="#808080" style:font-name="Arial" fo:font-size="10pt" style:font-size-asian="10pt" style:font-name-complex="Arial2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complex="Arial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2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weight="bold" style:font-weight-asian="bold" style:font-name-complex="Arial2"/>
    </style:style>
    <style:style style:name="P18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fo:font-variant="small-caps" fo:color="#808080" style:font-name="Arial1" fo:font-size="10pt" officeooo:rsid="0005c139" officeooo:paragraph-rsid="0005c139" style:font-size-asian="10pt" style:font-name-complex="Arial1" style:font-size-complex="10pt"/>
    </style:style>
    <style:style style:name="P19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fo:font-variant="small-caps" fo:color="#808080" style:font-name="Arial1" fo:font-size="10pt" officeooo:rsid="001e5f71" officeooo:paragraph-rsid="001e5f71" style:font-size-asian="10pt" style:font-name-complex="Arial1" style:font-size-complex="10pt"/>
    </style:style>
    <style:style style:name="P20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style:font-name="Arial1" fo:font-size="10pt" officeooo:rsid="0002dcf2" officeooo:paragraph-rsid="0002dcf2" style:font-size-asian="10pt" style:font-name-complex="Arial1" style:font-size-complex="10pt"/>
    </style:style>
    <style:style style:name="P21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style:font-name="Arial1" fo:font-size="10pt" officeooo:rsid="0003d1c0" officeooo:paragraph-rsid="0003d1c0" style:font-size-asian="10pt" style:font-name-complex="Arial1" style:font-size-complex="10pt"/>
    </style:style>
    <style:style style:name="P22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style:font-name="Arial1" fo:font-size="10pt" officeooo:rsid="0005c139" officeooo:paragraph-rsid="0005c139" fo:background-color="#ffffff" style:font-size-asian="10pt" style:font-name-complex="Arial1" style:font-size-complex="10pt"/>
    </style:style>
    <style:style style:name="P23" style:family="paragraph" style:parent-style-name="Standard">
      <style:paragraph-properties fo:margin-top="0.106cm" fo:margin-bottom="0.106cm" loext:contextual-spacing="false" fo:line-height="100%" style:snap-to-layout-grid="false"/>
      <style:text-properties style:font-name="Arial1" fo:font-size="10pt" officeooo:rsid="0001e2a0" officeooo:paragraph-rsid="0001e2a0" fo:background-color="transparent" style:font-size-asian="10pt" style:font-name-complex="Arial1" style:font-size-complex="10pt"/>
    </style:style>
    <style:style style:name="P24" style:family="paragraph" style:parent-style-name="Standard">
      <style:paragraph-properties fo:margin-top="0.106cm" fo:margin-bottom="0.106cm" loext:contextual-spacing="false" fo:line-height="100%" fo:text-align="center" style:justify-single-word="false" style:snap-to-layout-grid="false"/>
      <style:text-properties style:font-name="Arial1" fo:font-size="10pt" officeooo:rsid="00205a5c" officeooo:paragraph-rsid="00205a5c" fo:background-color="transparent" style:font-size-asian="10pt" style:font-name-complex="Arial1" style:font-size-complex="10pt"/>
    </style:style>
    <style:style style:name="P25" style:family="paragraph" style:parent-style-name="Standard">
      <style:paragraph-properties fo:margin-top="0.106cm" fo:margin-bottom="0.106cm" loext:contextual-spacing="false" fo:line-height="100%" fo:text-align="center" style:justify-single-word="false" style:snap-to-layout-grid="false"/>
      <style:text-properties style:font-name="Arial1" fo:font-size="10pt" officeooo:rsid="001e5f71" officeooo:paragraph-rsid="001e5f71" fo:background-color="transparent" style:font-size-asian="10pt" style:font-name-complex="Arial1" style:font-size-complex="10pt"/>
    </style:style>
    <style:style style:name="P26" style:family="paragraph" style:parent-style-name="Text_20_body">
      <style:paragraph-properties fo:margin-top="0.106cm" fo:margin-bottom="0.106cm" loext:contextual-spacing="false" fo:line-height="100%" fo:text-align="justify" style:justify-single-word="false" style:snap-to-layout-grid="false"/>
      <style:text-properties style:font-name="Arial1" fo:font-size="10pt" officeooo:paragraph-rsid="0001e2a0" style:font-size-asian="10pt" style:font-name-complex="Arial1" style:font-size-complex="10pt"/>
    </style:style>
    <style:style style:name="P27" style:family="paragraph" style:parent-style-name="Text_20_body">
      <style:paragraph-properties fo:margin-top="0.106cm" fo:margin-bottom="0.106cm" loext:contextual-spacing="false" fo:line-height="100%" fo:text-align="justify" style:justify-single-word="false" style:snap-to-layout-grid="false"/>
      <style:text-properties style:font-name="Arial1" fo:font-size="10pt" officeooo:paragraph-rsid="001e5f71" style:font-size-asian="10pt" style:font-name-complex="Arial1" style:font-size-complex="10pt"/>
    </style:style>
    <style:style style:name="P28" style:family="paragraph" style:parent-style-name="Text_20_body">
      <style:paragraph-properties fo:margin-top="0.106cm" fo:margin-bottom="0.106cm" loext:contextual-spacing="false" fo:line-height="100%" fo:text-align="justify" style:justify-single-word="false" style:snap-to-layout-grid="false"/>
      <style:text-properties fo:font-variant="small-caps" fo:color="#808080" style:font-name="Arial1" fo:font-size="10pt" officeooo:paragraph-rsid="0005c139" fo:background-color="#ffffff" style:font-size-asian="10pt" style:font-name-complex="Arial1" style:font-size-complex="10pt"/>
    </style:style>
    <style:style style:name="P29" style:family="paragraph" style:parent-style-name="Text_20_body">
      <style:paragraph-properties fo:margin-top="0.106cm" fo:margin-bottom="0.106cm" loext:contextual-spacing="false" fo:line-height="100%" fo:text-align="justify" style:justify-single-word="false" style:snap-to-layout-grid="false"/>
      <style:text-properties fo:font-variant="small-caps" fo:color="#808080" style:font-name="Arial1" fo:font-size="10pt" officeooo:paragraph-rsid="0005c139" style:font-size-asian="10pt" style:font-name-complex="Arial1" style:font-size-complex="10pt"/>
    </style:style>
    <style:style style:name="P30" style:family="paragraph" style:parent-style-name="Standard">
      <style:paragraph-properties fo:margin-top="0.141cm" fo:margin-bottom="0.106cm" loext:contextual-spacing="false" fo:line-height="100%"/>
      <style:text-properties style:font-name="Arial1" fo:font-size="10pt" fo:font-weight="bold" officeooo:rsid="0005c139" officeooo:paragraph-rsid="001e5f7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top="0.141cm" fo:margin-bottom="0.106cm" loext:contextual-spacing="false" fo:line-height="100%"/>
      <style:text-properties style:font-name="Arial" fo:font-weight="bold" officeooo:rsid="0005c139" officeooo:paragraph-rsid="001e5f71" style:font-weight-asian="bold" style:font-name-complex="Arial2"/>
    </style:style>
    <style:style style:name="P32" style:family="paragraph" style:parent-style-name="Standard">
      <style:paragraph-properties fo:margin-top="0.141cm" fo:margin-bottom="0cm" loext:contextual-spacing="false" fo:line-height="100%"/>
      <style:text-properties style:font-name="Arial Gras" fo:font-size="10pt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.141cm" fo:margin-bottom="0cm" loext:contextual-spacing="false" fo:line-height="100%"/>
      <style:text-properties style:font-name="Arial" fo:font-size="10pt" style:font-size-asian="10pt" style:font-name-complex="Arial2" style:font-size-complex="10pt"/>
    </style:style>
    <style:style style:name="P34" style:family="paragraph" style:parent-style-name="Standard">
      <style:paragraph-properties fo:margin-top="0.141cm" fo:margin-bottom="0cm" loext:contextual-spacing="false" fo:line-height="100%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top="0.141cm" fo:margin-bottom="0cm" loext:contextual-spacing="false" fo:line-height="100%"/>
    </style:style>
    <style:style style:name="P36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Arial" fo:font-weight="bold" style:font-weight-asian="bold" style:font-name-complex="Arial2"/>
    </style:style>
    <style:style style:name="P37" style:family="paragraph" style:parent-style-name="Text_20_body">
      <style:text-properties fo:background-color="transparent"/>
    </style:style>
    <style:style style:name="P38" style:family="paragraph" style:parent-style-name="Text_20_body">
      <style:paragraph-properties fo:margin-top="0.106cm" fo:margin-bottom="0.106cm" loext:contextual-spacing="false" fo:line-height="100%" fo:text-align="justify" style:justify-single-word="false" style:snap-to-layout-grid="false"/>
      <style:text-properties fo:font-variant="small-caps" fo:color="#808080" style:font-name="Arial1" fo:font-size="10pt" officeooo:paragraph-rsid="00253f81" fo:background-color="#ffffff" style:font-size-asian="10pt" style:font-name-complex="Arial1" style:font-size-complex="10pt"/>
    </style:style>
    <style:style style:name="P39" style:family="paragraph" style:parent-style-name="List_20_Paragraph" style:list-style-name="WWNum1">
      <style:paragraph-properties fo:margin-left="1.259cm" fo:margin-right="0cm" fo:margin-top="0.106cm" fo:margin-bottom="0cm" loext:contextual-spacing="false" fo:line-height="100%" fo:text-align="justify" style:justify-single-word="false" fo:text-indent="-0.63cm" style:auto-text-indent="false"/>
      <style:text-properties style:font-name="Arial" fo:font-size="10pt" fo:font-style="italic" style:font-size-asian="10pt" style:font-style-asian="italic" style:font-name-complex="Arial2" style:font-size-complex="10pt"/>
    </style:style>
    <style:style style:name="P40" style:family="paragraph" style:parent-style-name="Standard">
      <style:paragraph-properties fo:margin-top="0.106cm" fo:margin-bottom="0.106cm" loext:contextual-spacing="false" fo:line-height="100%" fo:text-align="center" style:justify-single-word="false" style:snap-to-layout-grid="false"/>
      <style:text-properties style:font-name="Arial1" fo:font-size="10pt" officeooo:rsid="00205a5c" fo:background-color="transparent" style:font-size-asian="10pt" style:font-name-complex="Arial1" style:font-size-complex="10pt"/>
    </style:style>
    <style:style style:name="P41" style:family="paragraph" style:parent-style-name="Standard">
      <style:paragraph-properties fo:margin-top="0.106cm" fo:margin-bottom="0.106cm" loext:contextual-spacing="false" fo:line-height="100%" fo:text-align="center" style:justify-single-word="false" style:snap-to-layout-grid="false"/>
      <style:text-properties style:font-name="Arial1" fo:font-size="10pt" officeooo:rsid="0002dcf2" officeooo:paragraph-rsid="0002dcf2" fo:background-color="transparent" style:font-size-asian="10pt" style:font-name-complex="Arial1" style:font-size-complex="10pt"/>
    </style:style>
    <style:style style:name="P42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style:font-name="Arial1" fo:font-size="10pt" officeooo:rsid="0005c139" officeooo:paragraph-rsid="0005c139" fo:background-color="#ffffff" style:font-size-asian="10pt" style:font-name-complex="Arial1" style:font-size-complex="10pt"/>
    </style:style>
    <style:style style:name="P43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style:font-name="Arial1" fo:font-size="10pt" officeooo:rsid="00253f81" officeooo:paragraph-rsid="00253f81" fo:background-color="#ffffff" style:font-size-asian="10pt" style:font-name-complex="Arial1" style:font-size-complex="10pt"/>
    </style:style>
    <style:style style:name="P44" style:family="paragraph" style:parent-style-name="Standard">
      <style:paragraph-properties fo:margin-top="0.106cm" fo:margin-bottom="0.106cm" loext:contextual-spacing="false" fo:line-height="100%" fo:text-align="justify" style:justify-single-word="false" style:snap-to-layout-grid="false"/>
      <style:text-properties fo:font-variant="small-caps" fo:color="#808080" style:font-name="Arial1" fo:font-size="10pt" officeooo:rsid="0005c139" officeooo:paragraph-rsid="0005c139" fo:background-color="transparent" style:font-size-asian="10pt" style:font-name-complex="Arial1" style:font-size-complex="10pt"/>
    </style:style>
    <style:style style:name="P45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Arial" fo:font-size="10pt" officeooo:rsid="001e5f71" officeooo:paragraph-rsid="001e5f71" fo:background-color="transparent" style:font-size-asian="10pt" style:font-name-complex="Arial2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name-complex="Arial2" style:font-size-complex="10pt"/>
    </style:style>
    <style:style style:name="T3" style:family="text">
      <style:text-properties fo:font-size="12pt" fo:language="en" fo:country="US" style:font-size-asian="12pt" style:font-name-complex="Arial2" style:font-size-complex="10pt"/>
    </style:style>
    <style:style style:name="T4" style:family="text">
      <style:text-properties style:font-name="Arial" fo:font-weight="bold" style:font-weight-asian="bold" style:font-name-complex="Arial2"/>
    </style:style>
    <style:style style:name="T5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" fo:font-size="10pt" fo:font-style="italic" style:font-size-asian="10pt" style:font-style-asian="italic" style:font-name-complex="Arial2" style:font-size-complex="10pt"/>
    </style:style>
    <style:style style:name="T7" style:family="text">
      <style:text-properties style:font-name="Arial" fo:font-size="10pt" style:font-size-asian="10pt" style:font-name-complex="Arial2" style:font-size-complex="10pt"/>
    </style:style>
    <style:style style:name="T8" style:family="text">
      <style:text-properties style:font-name="Arial" style:font-name-complex="Arial2"/>
    </style:style>
    <style:style style:name="T9" style:family="text">
      <style:text-properties officeooo:rsid="0001e2a0"/>
    </style:style>
    <style:style style:name="T10" style:family="text">
      <style:text-properties officeooo:rsid="001e5f71"/>
    </style:style>
    <style:style style:name="T11" style:family="text">
      <style:text-properties officeooo:rsid="0005c139"/>
    </style:style>
    <style:style style:name="T12" style:family="text">
      <style:text-properties officeooo:rsid="00205a5c"/>
    </style:style>
    <style:style style:name="T13" style:family="text">
      <style:text-properties officeooo:rsid="0021de7c"/>
    </style:style>
    <style:style style:name="T14" style:family="text">
      <style:text-properties officeooo:rsid="00242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6">Nom de l’organisme : </text:p>
          </table:table-cell>
          <table:table-cell table:style-name="Tableau1.A1" office:value-type="string">
            <text:p text:style-name="P17">CEREMA </text:p>
          </table:table-cell>
          <table:table-cell table:style-name="Tableau1.A1" office:value-type="string">
            <text:p text:style-name="P16">N° d’accréditation :</text:p>
          </table:table-cell>
          <table:table-cell table:style-name="Tableau1.A1" office:value-type="string">
            <text:p text:style-name="P17">1-57<text:span text:style-name="T14">02</text:span></text:p>
          </table:table-cell>
        </table:table-row>
      </table:table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6">Domaine technique </text:p>
          </table:table-cell>
          <table:table-cell table:style-name="Tableau2.B1" table:number-columns-spanned="2" office:value-type="string">
            <text:p text:style-name="P36">Données d’activités relatives aux prestations réalisées</text:p>
          </table:table-cell>
          <table:covered-table-cell/>
        </table:table-row>
        <table:table-row table:style-name="Tableau2.1">
          <table:table-cell table:style-name="Tableau2.A2" table:number-rows-spanned="2" office:value-type="string">
            <text:p text:style-name="P27">volumes 201<text:span text:style-name="T10">7</text:span></text:p>
          </table:table-cell>
          <table:table-cell table:style-name="Tableau2.B2" table:number-columns-spanned="2" office:value-type="string">
            <text:p text:style-name="P4"><text:span text:style-name="T5">Volume d’activités d’échantillonnages, d’essais ou d’étalonnages dans la portée d’accréditation </text:span><text:span text:style-name="T6">(détailler par site pour les organismes multi-sites)</text:span></text:p>
          </table:table-cell>
          <table:covered-table-cell/>
        </table:table-row>
        <table:table-row table:style-name="Tableau2.1">
          <table:covered-table-cell/>
          <table:table-cell table:style-name="Tableau2.B3" table:number-columns-spanned="2" office:value-type="string">
            <text:p text:style-name="P7">en nombre de rapports d’essais ou de certificats d’étalonnage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P26">Ex domaine 3</text:p>
          </table:table-cell>
          <table:table-cell table:style-name="Tableau2.B4" table:number-columns-spanned="2" office:value-type="string">
            <text:p text:style-name="P37">Essai de compression sur béton : <text:span text:style-name="T10">303<text:line-break/>perméabilité au gaz : 18<text:line-break/>Coefficient de diffusion apparent des ions chlorures : 3</text:span>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26">Ex domaine <text:span text:style-name="T9">2</text:span>3</text:p>
          </table:table-cell>
          <table:table-cell table:style-name="Tableau2.B5" table:number-columns-spanned="2" office:value-type="string">
            <text:p text:style-name="P23">Granulométrie 933-1 : <text:span text:style-name="T10">39</text:span></text:p>
            <text:p text:style-name="P23">Aplatissement 933-3 : <text:span text:style-name="T10">28</text:span></text:p>
            <text:p text:style-name="P23">MB 933-9 : 1<text:span text:style-name="T10">1</text:span></text:p>
            <text:p text:style-name="P23">MDE 1097-1 : <text:span text:style-name="T12">15</text:span></text:p>
            <text:p text:style-name="P23">LA 1097-2 : <text:span text:style-name="T12">15</text:span></text:p>
          </table:table-cell>
          <table:covered-table-cell/>
        </table:table-row>
        <table:table-row table:style-name="Tableau2.1">
          <table:table-cell table:style-name="Tableau2.A2" table:number-rows-spanned="2" office:value-type="string">
            <text:p text:style-name="P27">volumes 201<text:span text:style-name="T10">7</text:span></text:p>
          </table:table-cell>
          <table:table-cell table:style-name="Tableau2.B6" table:number-columns-spanned="2" office:value-type="string">
            <text:p text:style-name="P4"><text:span text:style-name="T5">Référence à l’accréditation </text:span><text:span text:style-name="T6">(détailler par site pour les organismes multi-sites)</text:span></text:p>
          </table:table-cell>
          <table:covered-table-cell/>
        </table:table-row>
        <table:table-row table:style-name="Tableau2.1">
          <table:covered-table-cell/>
          <table:table-cell table:style-name="Tableau2.B7" office:value-type="string">
            <text:list xml:id="list2269557199" text:style-name="WWNum1">
              <text:list-item>
                <text:p text:style-name="P39">nombre de rapports d’essais ou de certificats d’étalonnage émis avec une référence à l’accréditation</text:p>
              </text:list-item>
            </text:list>
          </table:table-cell>
          <table:table-cell table:style-name="Tableau2.C7" office:value-type="string">
            <text:list xml:id="list165359417576651" text:continue-numbering="true" text:style-name="WWNum1">
              <text:list-item>
                <text:p text:style-name="P39">ratio approximatif par rapport au nombre total de rapports ou de certificats d’étalonnage émis</text:p>
              </text:list-item>
            </text:list>
          </table:table-cell>
        </table:table-row>
        <table:table-row table:style-name="Tableau2.1">
          <table:table-cell table:style-name="Tableau2.A8" office:value-type="string">
            <text:p text:style-name="P26">Ex domaine 3</text:p>
          </table:table-cell>
          <table:table-cell table:style-name="Tableau2.B8" office:value-type="string">
            <text:p text:style-name="P25">3<text:span text:style-name="T13">24</text:span></text:p>
          </table:table-cell>
          <table:table-cell table:style-name="Tableau2.C8" office:value-type="string">
            <text:p text:style-name="P41">90 %</text:p>
          </table:table-cell>
        </table:table-row>
        <table:table-row table:style-name="Tableau2.1">
          <table:table-cell table:style-name="Tableau2.A9" office:value-type="string">
            <text:p text:style-name="P26">Ex domaine <text:span text:style-name="T9">2</text:span>3</text:p>
          </table:table-cell>
          <table:table-cell table:style-name="Tableau2.B9" office:value-type="string">
            <text:p text:style-name="P24">108</text:p>
          </table:table-cell>
          <table:table-cell table:style-name="Tableau2.C9" office:value-type="string">
            <text:p text:style-name="P40">90 %</text:p>
          </table:table-cell>
        </table:table-row>
        <table:table-row table:style-name="Tableau2.1">
          <table:table-cell table:style-name="Tableau2.A10" office:value-type="string">
            <text:p text:style-name="P15"/>
          </table:table-cell>
          <table:table-cell table:style-name="Tableau2.B10" table:number-columns-spanned="2" office:value-type="string">
            <text:p text:style-name="P4"><text:span text:style-name="T5">Volume d’activités dans la portée d’accréditation réalisées à l’étranger</text:span><text:span text:style-name="T7"> </text:span><text:span text:style-name="T6">(détailler par site pour les organismes multi-sites et par pays)</text:span></text:p>
          </table:table-cell>
          <table:covered-table-cell/>
        </table:table-row>
        <table:table-row table:style-name="Tableau2.1">
          <table:table-cell table:style-name="Tableau2.A11" office:value-type="string">
            <text:p text:style-name="P26">Ex domaine 3</text:p>
          </table:table-cell>
          <table:table-cell table:style-name="Tableau2.B11" table:number-columns-spanned="2" office:value-type="string">
            <text:p text:style-name="P20">RAS</text:p>
          </table:table-cell>
          <table:covered-table-cell/>
        </table:table-row>
        <table:table-row table:style-name="Tableau2.1">
          <table:table-cell table:style-name="Tableau2.A12" office:value-type="string">
            <text:p text:style-name="P26">Ex domaine <text:span text:style-name="T9">2</text:span>3</text:p>
          </table:table-cell>
          <table:table-cell table:style-name="Tableau2.B12" table:number-columns-spanned="2" office:value-type="string">
            <text:p text:style-name="P21">RAS</text:p>
          </table:table-cell>
          <table:covered-table-cell/>
        </table:table-row>
        <table:table-row table:style-name="Tableau2.1">
          <table:table-cell table:style-name="Tableau2.A13" office:value-type="string">
            <text:p text:style-name="P15"/>
          </table:table-cell>
          <table:table-cell table:style-name="Tableau2.B13" table:number-columns-spanned="2" office:value-type="string">
            <text:p text:style-name="P8">Nature et volume d’activités sous-traitées</text:p>
          </table:table-cell>
          <table:covered-table-cell/>
        </table:table-row>
        <table:table-row table:style-name="Tableau2.1">
          <table:table-cell table:style-name="Tableau2.A14" office:value-type="string">
            <text:p text:style-name="P26">Ex domaine 3</text:p>
          </table:table-cell>
          <table:table-cell table:style-name="Tableau2.B14" table:number-columns-spanned="2" office:value-type="string">
            <text:p text:style-name="P20">RAS</text:p>
          </table:table-cell>
          <table:covered-table-cell/>
        </table:table-row>
        <table:table-row table:style-name="Tableau2.1">
          <table:table-cell table:style-name="Tableau2.A15" office:value-type="string">
            <text:p text:style-name="P26">Ex domaine <text:span text:style-name="T9">2</text:span>3</text:p>
          </table:table-cell>
          <table:table-cell table:style-name="Tableau2.B15" table:number-columns-spanned="2" office:value-type="string">
            <text:p text:style-name="P21">RAS</text:p>
          </table:table-cell>
          <table:covered-table-cell/>
        </table:table-row>
        <table:table-row table:style-name="Tableau2.1">
          <table:table-cell table:style-name="Tableau2.A16" office:value-type="string">
            <text:p text:style-name="P15"/>
          </table:table-cell>
          <table:table-cell table:style-name="Tableau2.B16" table:number-columns-spanned="2" office:value-type="string">
            <text:p text:style-name="P4"><text:span text:style-name="T5">Echantillonnages, essais ou étalonnages</text:span><text:span text:style-name="T4"> </text:span><text:span text:style-name="T5">de la portée d’accréditation pour lesquelles aucune prestation n’a été réalisée depuis la précédente évaluation</text:span></text:p>
          </table:table-cell>
          <table:covered-table-cell/>
        </table:table-row>
        <table:table-row table:style-name="Tableau2.1">
          <table:table-cell table:style-name="Tableau2.A17" office:value-type="string">
            <text:p text:style-name="P26">Ex domaine 3</text:p>
          </table:table-cell>
          <table:table-cell table:style-name="Tableau2.B17" table:number-columns-spanned="2" office:value-type="string">
            <text:p text:style-name="P20">RAS<text:soft-page-break/></text:p>
          </table:table-cell>
          <table:covered-table-cell/>
        </table:table-row>
        <table:table-row table:style-name="Tableau2.1">
          <table:table-cell table:style-name="Tableau2.A18" office:value-type="string">
            <text:p text:style-name="P26">Ex domaine <text:span text:style-name="T9">2</text:span>3</text:p>
          </table:table-cell>
          <table:table-cell table:style-name="Tableau2.B18" table:number-columns-spanned="2" office:value-type="string">
            <text:p text:style-name="P21">RAS</text:p>
          </table:table-cell>
          <table:covered-table-cell/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column table:style-name="Tableau3.J"/>
        <table:table-row table:style-name="Tableau3.1">
          <table:table-cell table:style-name="Tableau3.A1" table:number-columns-spanned="10" office:value-type="string">
            <text:p text:style-name="P11">Données d’activités relatives au pers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10" office:value-type="string">
            <text:p text:style-name="P4"><text:span text:style-name="T5">Effectif total de l’organisme impliqué dans les activités de la portée d’accréditation </text:span><text:span text:style-name="T6">(en précisant personnel externe le cas échéan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table:number-columns-spanned="10" office:value-type="string">
            <text:p text:style-name="P45">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10" office:value-type="string">
            <text:p text:style-name="P3"><text:span text:style-name="T4">P</text:span><text:span text:style-name="T5">ersonnel chargé de la réalisation de tout ou partie des échantillonnages, essais ou étalonnages</text:span></text:p>
            <text:p text:style-name="P6">Compléter le tableau suivant ou joindre un document comportant les informations demandées dans le tableau ci-dessous (par exemple, un organigramm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">Domaine technique</text:p>
          </table:table-cell>
          <table:table-cell table:style-name="Tableau3.B5" table:number-columns-spanned="6" office:value-type="string">
            <text:p text:style-name="P3"><text:span text:style-name="T5">Nombre de personnes qualifiées </text:span><text:span text:style-name="T6">(détailler par site pour les organismes multi-sites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H5" table:number-columns-spanned="3" office:value-type="string">
            <text:p text:style-name="P3"><text:span text:style-name="T5">Salarié de l’organisme (Oui/Non) </text:span><text:span text:style-name="T6">(S’il y a les deux cas, merci de préciser la proportion de personnel non salarié)</text:span>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9">Ex domaine 3</text:p>
          </table:table-cell>
          <table:table-cell table:style-name="Tableau3.B6" table:number-columns-spanned="6" office:value-type="string">
            <text:p text:style-name="P44">3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H6" table:number-columns-spanned="3" office:value-type="string">
            <text:p text:style-name="P18">oui</text:p>
          </table:table-cell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9">Ex domaine <text:span text:style-name="T9">2</text:span>3</text:p>
          </table:table-cell>
          <table:table-cell table:style-name="Tableau3.B7" table:number-columns-spanned="6" office:value-type="string">
            <text:p text:style-name="P19">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H7" table:number-columns-spanned="3" office:value-type="string">
            <text:p text:style-name="P18">oui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13"/>
          </table:table-cell>
          <table:table-cell table:style-name="Tableau3.B8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au3.H8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au3.1">
          <table:table-cell table:style-name="Tableau3.A9" table:number-columns-spanned="10" office:value-type="string">
            <text:p text:style-name="P7">En complément, l’organisme peut joindre un document comportant les informations demandées ci-dessous, ou compléter le tableau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10" table:number-columns-spanned="2" office:value-type="string">
            <text:p text:style-name="P9">Prénom - Nom</text:p>
          </table:table-cell>
          <table:covered-table-cell/>
          <table:table-cell table:style-name="Tableau3.C10" table:number-columns-spanned="2" office:value-type="string">
            <text:p text:style-name="P9">Domaine technique</text:p>
          </table:table-cell>
          <table:covered-table-cell/>
          <table:table-cell table:style-name="Tableau3.C10" table:number-columns-spanned="4" office:value-type="string">
            <text:p text:style-name="P9">Unités techniques/Sites de rattachement</text:p>
          </table:table-cell>
          <table:covered-table-cell/>
          <table:covered-table-cell/>
          <table:covered-table-cell/>
          <table:table-cell table:style-name="Tableau3.C10" office:value-type="string">
            <text:p text:style-name="P9">Localisation</text:p>
            <text:p text:style-name="P9">(Ville)</text:p>
          </table:table-cell>
          <table:table-cell table:style-name="Tableau3.J10" office:value-type="string">
            <text:p text:style-name="P9">Salarié de l’organisme</text:p>
            <text:p text:style-name="P9">(Oui/Non)</text:p>
          </table:table-cell>
        </table:table-row>
        <table:table-row table:style-name="Tableau3.1">
          <table:table-cell table:style-name="Tableau3.A11" table:number-columns-spanned="2" office:value-type="string">
            <text:p text:style-name="P22">Bruno BOULET</text:p>
          </table:table-cell>
          <table:covered-table-cell/>
          <table:table-cell table:style-name="Tableau3.C11" table:number-columns-spanned="2" office:value-type="string">
            <text:p text:style-name="P28">Ex domaine 3</text:p>
          </table:table-cell>
          <table:covered-table-cell/>
          <table:table-cell table:style-name="Tableau3.E11" table:number-columns-spanned="4" office:value-type="string">
            <text:p text:style-name="P22">Structures et Ouvrages d’art</text:p>
          </table:table-cell>
          <table:covered-table-cell/>
          <table:covered-table-cell/>
          <table:covered-table-cell/>
          <table:table-cell table:style-name="Tableau3.I11" office:value-type="string">
            <text:p text:style-name="P22">Clermont-Ferrand</text:p>
          </table:table-cell>
          <table:table-cell table:style-name="Tableau3.J11" office:value-type="string">
            <text:p text:style-name="P22">Oui</text:p>
          </table:table-cell>
        </table:table-row>
        <table:table-row table:style-name="Tableau3.1">
          <table:table-cell table:style-name="Tableau3.A12" table:number-columns-spanned="2" office:value-type="string">
            <text:p text:style-name="P43">Patrick CHAGNEAU</text:p>
          </table:table-cell>
          <table:covered-table-cell/>
          <table:table-cell table:style-name="Tableau3.C12" table:number-columns-spanned="2" office:value-type="string">
            <text:p text:style-name="P38">Ex domaine 3</text:p>
          </table:table-cell>
          <table:covered-table-cell/>
          <table:table-cell table:style-name="Tableau3.E12" table:number-columns-spanned="4" office:value-type="string">
            <text:p text:style-name="P22">Structures et Ouvrages d’art</text:p>
          </table:table-cell>
          <table:covered-table-cell/>
          <table:covered-table-cell/>
          <table:covered-table-cell/>
          <table:table-cell table:style-name="Tableau3.I12" office:value-type="string">
            <text:p text:style-name="P22">Clermont-Ferrand</text:p>
          </table:table-cell>
          <table:table-cell table:style-name="Tableau3.J12" office:value-type="string">
            <text:p text:style-name="P22">Oui</text:p>
          </table:table-cell>
        </table:table-row>
        <table:table-row table:style-name="Tableau3.1">
          <table:table-cell table:style-name="Tableau3.A13" table:number-columns-spanned="2" office:value-type="string">
            <text:p text:style-name="P22">Christophe DOMAS</text:p>
          </table:table-cell>
          <table:covered-table-cell/>
          <table:table-cell table:style-name="Tableau3.C13" table:number-columns-spanned="2" office:value-type="string">
            <text:p text:style-name="P28">Ex domaine 3</text:p>
          </table:table-cell>
          <table:covered-table-cell/>
          <table:table-cell table:style-name="Tableau3.E13" table:number-columns-spanned="4" office:value-type="string">
            <text:p text:style-name="P22">Structures et Ouvrages d’art</text:p>
          </table:table-cell>
          <table:covered-table-cell/>
          <table:covered-table-cell/>
          <table:covered-table-cell/>
          <table:table-cell table:style-name="Tableau3.I13" office:value-type="string">
            <text:p text:style-name="P22">Clermont-Ferrand</text:p>
          </table:table-cell>
          <table:table-cell table:style-name="Tableau3.J13" office:value-type="string">
            <text:p text:style-name="P22">Oui</text:p>
          </table:table-cell>
        </table:table-row>
        <table:table-row table:style-name="Tableau3.1">
          <table:table-cell table:style-name="Tableau3.A14" table:number-columns-spanned="2" office:value-type="string">
            <text:p text:style-name="P22">Sébastien LIANDRAT</text:p>
          </table:table-cell>
          <table:covered-table-cell/>
          <table:table-cell table:style-name="Tableau3.C14" table:number-columns-spanned="2" office:value-type="string">
            <text:p text:style-name="P28">Ex domaine <text:span text:style-name="T11">2</text:span>3</text:p>
          </table:table-cell>
          <table:covered-table-cell/>
          <table:table-cell table:style-name="Tableau3.E14" table:number-columns-spanned="4" office:value-type="string">
            <text:p text:style-name="P22">Matériaux et infrastructures</text:p>
          </table:table-cell>
          <table:covered-table-cell/>
          <table:covered-table-cell/>
          <table:covered-table-cell/>
          <table:table-cell table:style-name="Tableau3.I14" office:value-type="string">
            <text:p text:style-name="P22">Clermont-Ferrand</text:p>
          </table:table-cell>
          <table:table-cell table:style-name="Tableau3.J14" office:value-type="string">
            <text:p text:style-name="P22">Oui</text:p>
          </table:table-cell>
        </table:table-row>
        <table:table-row table:style-name="Tableau3.1">
          <table:table-cell table:style-name="Tableau3.A15" table:number-columns-spanned="2" office:value-type="string">
            <text:p text:style-name="P22">Loïc BLACHERE</text:p>
          </table:table-cell>
          <table:covered-table-cell/>
          <table:table-cell table:style-name="Tableau3.C15" table:number-columns-spanned="2" office:value-type="string">
            <text:p text:style-name="P28">Ex domaine <text:span text:style-name="T11">2</text:span>3</text:p>
          </table:table-cell>
          <table:covered-table-cell/>
          <table:table-cell table:style-name="Tableau3.E15" table:number-columns-spanned="4" office:value-type="string">
            <text:p text:style-name="P22">Matériaux et infrastructures</text:p>
          </table:table-cell>
          <table:covered-table-cell/>
          <table:covered-table-cell/>
          <table:covered-table-cell/>
          <table:table-cell table:style-name="Tableau3.I15" office:value-type="string">
            <text:p text:style-name="P22">Clermont-Ferrand</text:p>
          </table:table-cell>
          <table:table-cell table:style-name="Tableau3.J15" office:value-type="string">
            <text:p text:style-name="P22">Oui</text:p>
          </table:table-cell>
        </table:table-row>
        <table:table-row table:style-name="Tableau3.1">
          <table:table-cell table:style-name="Tableau3.A16" table:number-columns-spanned="2" office:value-type="string">
            <text:p text:style-name="P5"/>
          </table:table-cell>
          <table:covered-table-cell/>
          <table:table-cell table:style-name="Tableau3.C16" table:number-columns-spanned="2" office:value-type="string">
            <text:p text:style-name="P5"/>
          </table:table-cell>
          <table:covered-table-cell/>
          <table:table-cell table:style-name="Tableau3.E1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au3.I16" office:value-type="string">
            <text:p text:style-name="P5"/>
          </table:table-cell>
          <table:table-cell table:style-name="Tableau3.J16" office:value-type="string">
            <text:p text:style-name="P5"/>
          </table:table-cell>
        </table:table-row>
        <table:table-row table:style-name="Tableau3.1">
          <table:table-cell table:style-name="Tableau3.A17" table:number-columns-spanned="3" office:value-type="string">
            <text:p text:style-name="P32"/>
          </table:table-cell>
          <table:covered-table-cell/>
          <table:covered-table-cell/>
          <table:table-cell table:style-name="Tableau3.D17" table:number-columns-spanned="3" office:value-type="string">
            <text:p text:style-name="P33"/>
          </table:table-cell>
          <table:covered-table-cell/>
          <table:covered-table-cell/>
          <table:table-cell table:style-name="Tableau3.G17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au3.1">
          <table:table-cell table:style-name="Tableau3.A18" table:number-columns-spanned="3" office:value-type="string">
            <text:p text:style-name="P34">Confirmation des informations :</text:p>
          </table:table-cell>
          <table:covered-table-cell/>
          <table:covered-table-cell/>
          <table:table-cell table:style-name="Tableau3.D18" table:number-columns-spanned="3" office:value-type="string">
            <text:p text:style-name="P35"><text:span text:style-name="T4">Nom/Prénom/Fonction :</text:span><text:span text:style-name="T8"> </text:span></text:p>
          </table:table-cell>
          <table:covered-table-cell/>
          <table:covered-table-cell/>
          <table:table-cell table:style-name="Tableau3.G18" table:number-columns-spanned="4" office:value-type="string">
            <text:p text:style-name="P31">CUER Alexandre, responsable qualité</text:p>
          </table:table-cell>
          <table:covered-table-cell/>
          <table:covered-table-cell/>
          <table:covered-table-cell/>
        </table:table-row>
        <table:table-row table:style-name="Tableau3.19">
          <table:table-cell table:style-name="Tableau3.A19" table:number-columns-spanned="3" office:value-type="string">
            <text:p text:style-name="P10"/>
          </table:table-cell>
          <table:covered-table-cell/>
          <table:covered-table-cell/>
          <table:table-cell table:style-name="Tableau3.D19" table:number-columns-spanned="2" office:value-type="string">
            <text:p text:style-name="P3"><text:span text:style-name="T4">Le :</text:span><text:span text:style-name="T8"> </text:span></text:p>
          </table:table-cell>
          <table:covered-table-cell/>
          <table:table-cell table:style-name="Tableau3.F19" table:number-columns-spanned="5" office:value-type="string">
            <text:p text:style-name="P12"><text:span text:style-name="T13">13</text:span>/0<text:span text:style-name="T13">6</text:span>/201<text:span text:style-name="T13">9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MP2" style:family="paragraph" style:parent-style-name="Footer">
      <style:paragraph-properties fo:margin-top="0.106cm" fo:margin-bottom="0cm" loext:contextual-spacing="false">
        <style:tab-stops>
          <style:tab-stop style:position="14.852cm" style:type="center"/>
          <style:tab-stop style:position="25.504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style:font-size-asian="12pt" style:font-name-complex="Arial2" style:font-size-complex="10pt"/>
    </style:style>
    <style:style style:name="MT3" style:family="text">
      <style:text-properties fo:font-size="12pt" fo:language="en" fo:country="US" style:font-size-asian="12pt" style:font-name-complex="Arial2" style:font-size-complex="10pt"/>
    </style:style>
    <style:page-layout style:name="Mpm1">
      <style:page-layout-properties fo:page-width="29.7cm" fo:page-height="21.001cm" style:num-format="1" style:print-orientation="landscape" fo:margin-top="1.251cm" fo:margin-bottom="1.251cm" fo:margin-left="2cm" fo:margin-right="2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Annexe A au rapport d’évaluation : Données d’activités de l’organisme</text:p>
      </style:header>
      <style:footer>
        <text:p text:style-name="MP2"><text:span text:style-name="MT1">LAB FORM 48 - Rev 01 – 20/01/2017<text:tab/>CONFIDENTIEL<text:tab/></text:span><text:span text:style-name="MT2"><text:page-number text:select-page="current">2</text:page-number></text:span><text:span text:style-name="MT2"> /</text:span><text:span text:style-name="MT3">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GI</meta:initial-creator>
    <meta:editing-cycles>12</meta:editing-cycles>
    <meta:print-date>2017-01-04T13:25:00</meta:print-date>
    <meta:creation-date>2017-05-04T12:36:00</meta:creation-date>
    <dc:date>2019-06-13T16:53:56.768000000</dc:date>
    <meta:editing-duration>PT21H44M37S</meta:editing-duration>
    <meta:generator>LibreOffice/6.1.4.2$Windows_X86_64 LibreOffice_project/9d0f32d1f0b509096fd65e0d4bec26ddd1938fd3</meta:generator>
    <dc:creator>Alexandre CUER</dc:creator>
    <meta:document-statistic meta:table-count="3" meta:image-count="0" meta:object-count="0" meta:page-count="2" meta:paragraph-count="96" meta:word-count="432" meta:character-count="2839" meta:non-whitespace-character-count="2498"/>
    <meta:user-defined meta:name="AppVersion">12.0000</meta:user-defined>
    <meta:user-defined meta:name="Company">COFRA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